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ojZkl8q3YBI&amp;list=PLX8u1QKl_yPDn0-_fMYjJ_5hIA397L-z6" text:style-name="Internet_20_link" text:visited-style-name="Visited_20_Internet_20_Link">https://www.youtube.com/watch?v=ojZkl8q3YBI&amp;list=PLX8u1QKl_yPDn0-_fMYjJ_5hIA397L-z6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3T16:48:14.762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83" meta:non-whitespace-character-count="83"/>
    <meta:generator>LibreOffice/7.4.2.3$Windows_X86_64 LibreOffice_project/382eef1f22670f7f4118c8c2dd222ec7ad009daf</meta:generator>
  </office:meta>
</office:document-meta>
</file>